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 on data: use UTM3x-S</text:p>
      <text:p text:style-name="Standard"/>
      <text:p text:style-name="Standard">DAY 1</text:p>
      <text:p text:style-name="Standard">1. install, intro, interface (load raster + vector)</text:p>
      <text:p text:style-name="Standard">2. vector data, simple symbology</text:p>
      <text:p text:style-name="Standard">3. intro to attributes + labels (+ data-driven properties), classification</text:p>
      <text:p text:style-name="Standard">4. OSM rule-based renderer; see Anita's blog, map composition</text:p>
      <text:p text:style-name="Standard">Product: simple map as a PDF.</text:p>
      <text:p text:style-name="Standard"/>
      <text:p text:style-name="Standard">DAY 2</text:p>
      <text:p text:style-name="Standard">Intro: GIS process</text:p>
      <text:p text:style-name="Standard">1. Creating your own data: attributes, digitizing, forms</text:p>
      <text:p text:style-name="Standard"><text:tab/>create own dataset</text:p>
      <text:p text:style-name="Standard"><text:tab/>define attributes</text:p>
      <text:p text:style-name="Standard"><text:tab/>capture data</text:p>
      <text:p text:style-name="Standard"><text:tab/>topological editing (polygon dataset)</text:p>
      <text:p text:style-name="Standard">2. vector analysis: reprojection, data transformation (+ export to KML and open in Google Earth), buffers, intersects, generate metrics, etc.</text:p>
      <text:p text:style-name="Standard">3. rasters: mosaic, changing symbology, hillshade (etc.), layer arithmetic (example shouldn't be too similar to Siddiq's one)</text:p>
      <text:p text:style-name="Standard">4. raster to vector / vector to raster, combined analysis</text:p>
      <text:p text:style-name="Standard">Product: analysis question and answer.</text:p>
      <text:p text:style-name="Standard"/>
      <text:p text:style-name="Standard">DAY 3</text:p>
      <text:p text:style-name="Standard">1. plugins</text:p>
      <text:p text:style-name="Standard">2. WMS, WFS; integrate into existing map</text:p>
      <text:p text:style-name="Standard">3. GRASS</text:p>
      <text:p text:style-name="Standard">4. Assessment; Q&amp;A</text:p>
      <text:p text:style-name="Standard"/>
      <text:p text:style-name="Standard"/>
      <text:p text:style-name="Standard">DAY 4 + 5</text:p>
      <text:p text:style-name="Standard">Postgres</text:p>
      <text:p text:style-name="Standard">offline editing (using offline editor plugi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0:36:39</meta:creation-date>
    <dc:date>2012-03-19T11:27:59</dc:date>
    <dc:creator>Rudi </dc:creator>
    <meta:editing-duration>PT36M20S</meta:editing-duration>
    <meta:editing-cycles>23</meta:editing-cycles>
    <meta:generator>LibreOffice/3.4$Unix LibreOffice_project/340m1$Build-402</meta:generator>
    <meta:document-statistic meta:table-count="0" meta:image-count="0" meta:object-count="0" meta:page-count="1" meta:paragraph-count="26" meta:word-count="148" meta:character-count="948" meta:non-whitespace-character-count="822"/>
  </office:meta>
</office:document-meta>
</file>